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2a6099" loext:opacity="100%" officeooo:paragraph-rsid="00055f9e"/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1"/>
    </style:style>
    <style:style style:name="P4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color="#2a6099" loext:opacity="100%" style:font-name="Arial" style:font-name-complex="Arial1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color="#2a6099" loext:opacity="100%" style:font-name="Arial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0ee38e" style:font-size-asian="12pt" style:font-name-complex="Arial1" style:font-size-complex="12pt"/>
    </style:style>
    <style:style style:name="P9" style:family="paragraph" style:parent-style-name="Standard">
      <style:text-properties fo:color="#2a6099" loext:opacity="100%" officeooo:paragraph-rsid="0013b963"/>
    </style:style>
    <style:style style:name="P10" style:family="paragraph" style:parent-style-name="Standard">
      <style:text-properties fo:color="#2a6099" loext:opacity="100%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a6099" loext:opacity="100%" style:font-name="Arial" fo:font-size="12pt" officeooo:paragraph-rsid="000ee38e" style:font-size-asian="12pt" style:font-name-complex="Arial1" style:font-size-complex="12pt"/>
    </style:style>
    <style:style style:name="P12" style:family="paragraph">
      <loext:graphic-properties draw:fill="none"/>
    </style:style>
    <style:style style:name="T1" style:family="text">
      <style:text-properties officeooo:rsid="00024269"/>
    </style:style>
    <style:style style:name="T2" style:family="text">
      <style:text-properties fo:color="#2a6099" loext:opacity="100%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5.36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sultas varias</text:p>
      <text:p text:style-name="P7">1.- Nombre y fecha de contrato del empleado con mayores ventas</text:p>
      <text:p text:style-name="P1">SELECT NOMBRE, CONTRATO</text:p>
      <text:p text:style-name="P1">FROM repventas</text:p>
      <text:p text:style-name="P1">WHERE VENTAS = (SELECT MAX(VENTAS)</text:p>
      <text:p text:style-name="P1"><text:s text:c="16"/><text:tab/><text:tab/>FROM repventas);</text:p>
      <text:p text:style-name="Standard"/>
      <text:p text:style-name="P7">2.-Nombre del empleado que atiende a la empresa con mayor límite de crédito</text:p>
      <text:p text:style-name="P1">SELECT NOMBRE</text:p>
      <text:p text:style-name="P1">FROM repventas, clientes</text:p>
      <text:p text:style-name="P2">WHERE repventas.NUM_EMPL=clientes.REP_CLIE AND limite_credito = </text:p>
      <text:p text:style-name="P2"><text:tab/><text:tab/><text:tab/><text:tab/><text:tab/><text:tab/>(SELECT MAX(limite_credito)</text:p>
      <text:p text:style-name="P1"><text:tab/><text:tab/><text:tab/><text:tab/><text:tab/><text:tab/>FROM clientes);</text:p>
      <text:p text:style-name="P1"/>
      <text:p text:style-name="P7">3.-Importe total de los pedidos atendidos en cada ciudad de las oficinas así como la ciudad de éstas</text:p>
      <text:p text:style-name="P1">SELECT SUM(importe), ciudad</text:p>
      <text:p text:style-name="P1">FROM pedidos, clientes,repventas,oficinas</text:p>
      <text:p text:style-name="P1">WHERE pedidos.CLIE=clientes.NUM_CLIE AND clientes.REP_CLIE=repventas.NUM_EMPL AND repventas.OFICINA_REP=oficinas.OFICINA</text:p>
      <text:p text:style-name="P1">GROUP BY ciudad;</text:p>
      <text:p text:style-name="P7"/>
      <text:p text:style-name="P7">4.-Empresa que ha hecho el pedido de menor importe</text:p>
      <text:p text:style-name="P1">SELECT EMPRESA</text:p>
      <text:p text:style-name="P1">FROM clientes, pedidos</text:p>
      <text:p text:style-name="P1">WHERE clientes.NUM_CLIE=pedidos.CLIE AND importe =</text:p>
      <text:p text:style-name="P1"><text:tab/><text:tab/><text:tab/><text:tab/><text:tab/>(SELECT MIN(importe)</text:p>
      <text:p text:style-name="P1"><text:tab/><text:tab/><text:tab/><text:tab/><text:tab/>FROM pedidos);</text:p>
      <text:p text:style-name="P1"/>
      <text:p text:style-name="P7"><text:soft-page-break/></text:p>
      <text:p text:style-name="P7">5.- precio del producto con menores existencias</text:p>
      <text:p text:style-name="P1">SELECT PRECIO</text:p>
      <text:p text:style-name="P1">FROM productos</text:p>
      <text:p text:style-name="P1">WHERE EXISTENCIAS = (SELECT MIN(EXISTENCIAS)</text:p>
      <text:p text:style-name="P1"><text:tab/><text:tab/><text:tab/><text:tab/>FROM productos);</text:p>
      <text:p text:style-name="Standard"/>
      <text:p text:style-name="P7">6.- Número de pedidos que atiende cada empleado así como el nombre del empleado para aquellos empleados que atienden más de 3 pedidos.</text:p>
      <text:p text:style-name="P1">SELECT COUNT(num_pedido), nombre</text:p>
      <text:p text:style-name="P1">FROM pedidos, clientes, repventas</text:p>
      <text:p text:style-name="P1">WHERE pedidos.CLIE=clientes.NUM_CLIE AND clientes.REP_CLIE=repventas.NUM_EMPL</text:p>
      <text:p text:style-name="P1">GROUP BY num_empl</text:p>
      <text:p text:style-name="P1">HAVING COUNT(num_pedido)&gt;3;</text:p>
      <text:p text:style-name="P7"/>
      <text:p text:style-name="P7">7.- Empresa de los clientes para los que el importe total de sus pedidos sea inferior a 10000</text:p>
      <text:p text:style-name="P1">SELECT SUM(importe), empresa</text:p>
      <text:p text:style-name="P1">FROM pedidos, clientes</text:p>
      <text:p text:style-name="P1">WHERE clientes.NUM_CLIE=pedidos.CLIE</text:p>
      <text:p text:style-name="P1">GROUP BY num_clie</text:p>
      <text:p text:style-name="P1">HAVING SUM(importe)&lt;10000;</text:p>
      <text:p text:style-name="P7"/>
      <text:p text:style-name="P7">8.- num_pedido y fecha_pedido de los pedidos en que se incluye el producto con menores existencias</text:p>
      <text:p text:style-name="P1">SELECT num_pedido, fecha_pedido</text:p>
      <text:p text:style-name="P1">FROM pedidos</text:p>
      <text:p text:style-name="P1">WHERE producto = (SELECT MIN(EXISTENCIAS)</text:p>
      <text:p text:style-name="P1"><text:tab/><text:tab/><text:tab/>FROM productos);</text:p>
      <text:p text:style-name="P7"><text:soft-page-break/></text:p>
      <text:p text:style-name="P7"/>
      <text:p text:style-name="P7">9.- Número de pedidos hechos por cada cliente así como la empresa del cliente. Para los clientes que hayan hecho más de 2 pedidos</text:p>
      <text:p text:style-name="P1">SELECT COUNT(num_pedido), EMPRESA</text:p>
      <text:p text:style-name="P1">FROM clientes, pedidos</text:p>
      <text:p text:style-name="P1">WHERE clientes.NUM_CLIE=pedidos.CLIE</text:p>
      <text:p text:style-name="P1">GROUP by NUM_CLIE</text:p>
      <text:p text:style-name="P1">HAVING COUNT(num_pedido)&gt;2;</text:p>
      <text:p text:style-name="Standard"/>
      <text:p text:style-name="P8"/>
      <text:p text:style-name="P8">10.- Nombre y edad de los empleados que trabajan en la oficina con mayores ventas</text:p>
      <text:p text:style-name="P1">SELECT nombre, edad</text:p>
      <text:p text:style-name="P1">FROM repventas, oficinas</text:p>
      <text:p text:style-name="P9">WHERE repventas.OFICINA_REP=oficinas.OFICINA AND</text:p>
      <text:p text:style-name="P9"><text:s/>oficinas.VENTAS =<text:tab/><text:tab/><text:tab/>(SELECT MAX(oficinas.ventas)</text:p>
      <text:p text:style-name="P1"><text:s text:c="52"/>FROM oficinas);</text:p>
      <text:p text:style-name="P11"/>
      <text:p text:style-name="P8"/>
      <text:p text:style-name="P3"/>
      <text:p text:style-name="P3">11.- Ciudad en que trabaja el empleado que atiende al cliente con menor límite de crédito</text:p>
      <text:p text:style-name="P4">SELECT ciudad, num_empl, nombre</text:p>
      <text:p text:style-name="P4">FROM repventas, oficinas, clientes</text:p>
      <text:p text:style-name="P4">WHERE repventas.OFICINA_REP=oficinas.OFICINA AND repventas.NUM_EMPL=clientes.REP_CLIE AND limite_credito =</text:p>
      <text:p text:style-name="P4"/>
      <text:p text:style-name="P4"><text:tab/><text:tab/><text:tab/><text:tab/>(SELECT MIN(limite_credito)</text:p>
      <text:p text:style-name="P4"><text:tab/><text:tab/><text:tab/><text:tab/>FROM clientes);</text:p>
      <text:p text:style-name="P5"/>
      <text:p text:style-name="P7"/>
      <text:p text:style-name="P7"><text:soft-page-break/></text:p>
      <text:p text:style-name="P7"/>
      <text:p text:style-name="P7">12.- Ciudades de las oficinas donde la cuota total de sus empleados no supera los 300000</text:p>
      <text:p text:style-name="P1">SELECT ciudad, SUM(cuota)</text:p>
      <text:p text:style-name="P1">FROM oficinas, repventas</text:p>
      <text:p text:style-name="P1">WHERE oficinas.OFICINA=repventas.OFICINA_REP</text:p>
      <text:p text:style-name="P1">GROUP BY oficina</text:p>
      <text:p text:style-name="P1">HAVING SUM(cuota)&lt;300000;</text:p>
      <text:p text:style-name="Standard"/>
      <text:p text:style-name="P7">13.- Fecha del pedido con mayor importe</text:p>
      <text:p text:style-name="P1">SELECT FECHA_PEDIDO</text:p>
      <text:p text:style-name="P1">FROM pedidos</text:p>
      <text:p text:style-name="P1">WHERE IMPORTE = (SELECT MAX(IMPORTE)</text:p>
      <text:p text:style-name="P1"><text:s text:c="16"/><text:tab/><text:tab/> FROM pedidos);</text:p>
      <text:p text:style-name="P7"/>
      <text:p text:style-name="P7">14.- Datos de los pedidos en que se incluye el producto más caro</text:p>
      <text:p text:style-name="P1">SELECT *</text:p>
      <text:p text:style-name="P1">FROM pedidos, productos</text:p>
      <text:p text:style-name="P1">WHERE pedidos.PRODUCTO=productos.ID_PRODUCTO AND precio IN</text:p>
      <text:p text:style-name="P1"><text:tab/><text:tab/>(SELECT MAX(precio)</text:p>
      <text:p text:style-name="P1"><text:s/><text:tab/><text:tab/>FROM productos);</text:p>
      <text:p text:style-name="Standard"/>
      <text:p text:style-name="P7">15.- Empresas de los clientes que hayan hecho más de 1 pedido</text:p>
      <text:p text:style-name="P1">SELECT empresa, COUNT(NUM_PEDIDO)</text:p>
      <text:p text:style-name="P1">FROM clientes, pedidos</text:p>
      <text:p text:style-name="P1">WHERE clientes.NUM_CLIE=pedidos.CLIE</text:p>
      <text:p text:style-name="P1">GROUP BY empresa</text:p>
      <text:p text:style-name="P1">HAVING COUNT(NUM_PEDIDO)&gt;1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officeooo:rsid="00024269"/>
    </style:style>
    <style:style style:name="M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5.36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" draw:name="Forma1" draw:style-name="Mgr1" draw:text-style-name="MP1" svg:width="15.366cm" svg:height="0.003cm" svg:x="0.007cm" svg:y="0.575cm"><text:p/><draw:enhanced-geometry svg:viewBox="0 0 21600 21600" draw:type="mso-spt32" draw:enhanced-path="M 0 0 L 21600 21600 N"/></draw:custom-shape><text:span text:style-name="MT1">Rodrigo Martínez Delgado</text:span><text:tab/><text:tab/>Consultas vari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owin</meta:initial-creator>
    <meta:editing-cycles>24</meta:editing-cycles>
    <meta:print-date>2016-02-22T07:44:00</meta:print-date>
    <meta:creation-date>2024-01-24T08:11:00</meta:creation-date>
    <dc:date>2024-01-31T14:07:24.354706879</dc:date>
    <meta:editing-duration>P1DT4H24M43S</meta:editing-duration>
    <meta:generator>LibreOffice/7.3.7.2$Linux_X86_64 LibreOffice_project/30$Build-2</meta:generator>
    <meta:document-statistic meta:table-count="0" meta:image-count="0" meta:object-count="0" meta:page-count="4" meta:paragraph-count="87" meta:word-count="430" meta:character-count="3431" meta:non-whitespace-character-count="2952"/>
    <meta:user-defined meta:name="AppVersion">16.0000</meta:user-defined>
    <meta:template xlink:type="simple" xlink:actuate="onRequest" xlink:title="Normal.dotm" xlink:href=""/>
  </office:meta>
</office:document-meta>
</file>